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FA2B71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59580" style:font-size-asian="7pt" style:font-size-complex="7pt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6b8cd" style:font-size-asian="7pt" style:font-size-complex="7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a419c" style:font-size-asian="7pt" style:font-size-complex="7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be995" style:font-size-asian="7pt" style:font-size-complex="7pt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ca23c" style:font-size-asian="7pt" style:font-size-complex="7pt" loext:padding="0in" loext:border="none"/>
    </style:style>
    <style:style style:name="P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1dc940" style:font-size-asian="7pt" style:font-size-complex="7pt" loext:padding="0in" loext:border="none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36334" style:font-size-asian="7pt" style:font-size-complex="7pt" loext:padding="0in" loext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42f0b" style:font-size-asian="7pt" style:font-size-complex="7pt" loext:padding="0in" loext:border="none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59aa8" style:font-size-asian="7pt" style:font-size-complex="7pt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70653" style:font-size-asian="7pt" style:font-size-complex="7pt" loext:padding="0in" loext:border="none"/>
    </style:style>
    <style:style style:name="P1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a9241" style:font-size-asian="7pt" style:font-size-complex="7pt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e2b34" style:font-size-asian="7pt" style:font-size-complex="7pt" loext:padding="0in" loext:border="none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2f9926" style:font-size-asian="7pt" style:font-size-complex="7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354476" style:font-size-asian="7pt" style:font-size-complex="7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09e67" style:font-size-asian="7pt" style:font-size-complex="7pt" loext:padding="0in" loext:border="none"/>
    </style:style>
    <style:style style:name="P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3ac74" style:font-size-asian="7pt" style:font-size-complex="7pt" loext:padding="0in" loext:border="none"/>
    </style:style>
    <style:style style:name="P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7d9a" style:font-size-asian="7pt" style:font-size-complex="7pt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44b0ef" style:font-size-asian="7pt" style:font-size-complex="7pt" loext:padding="0in" loext:border="none"/>
    </style:style>
    <style:style style:name="P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65b02" style:font-size-asian="7pt" style:font-size-complex="7pt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822d9" style:font-size-asian="7pt" style:font-size-complex="7pt" loext:padding="0in" loext:border="none"/>
    </style:style>
    <style:style style:name="P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9cc50" style:font-size-asian="7pt" style:font-size-complex="7pt" loext:padding="0in" loext:border="none"/>
    </style:style>
    <style:style style:name="P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6b6946" style:font-size-asian="7pt" style:font-size-complex="7pt" loext:padding="0in" loext:border="none"/>
    </style:style>
    <style:style style:name="P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13ac0" style:font-size-asian="7pt" style:font-size-complex="7pt" loext:padding="0in" loext:border="none"/>
    </style:style>
    <style:style style:name="P2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2ac31" style:font-size-asian="7pt" style:font-size-complex="7pt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31741" style:font-size-asian="7pt" style:font-size-complex="7pt" loext:padding="0in" loext:border="none"/>
    </style:style>
    <style:style style:name="P2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74e51e" style:font-size-asian="7pt" style:font-size-complex="7pt" loext:padding="0in" loext:border="none"/>
    </style:style>
    <style:style style:name="P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8a36" style:font-size-asian="7pt" style:font-size-complex="7pt" loext:padding="0in" loext:border="none"/>
    </style:style>
    <style:style style:name="P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0eeba" style:font-size-asian="7pt" style:font-size-complex="7pt" loext:padding="0in" loext:border="none"/>
    </style:style>
    <style:style style:name="P3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29619" style:font-size-asian="7pt" style:font-size-complex="7pt" loext:padding="0in" loext:border="none"/>
    </style:style>
    <style:style style:name="P3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55365" style:font-size-asian="7pt" style:font-size-complex="7pt" loext:padding="0in" loext:border="none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58b9" style:font-size-asian="7pt" style:font-size-complex="7pt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6e2e8" style:font-size-asian="7pt" style:font-size-complex="7pt" loext:padding="0in" loext:border="none"/>
    </style:style>
    <style:style style:name="P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Noto Sans Light1" fo:font-size="7pt" officeooo:paragraph-rsid="0087b226" style:font-size-asian="7pt" style:font-size-complex="7pt" loext:padding="0in" loext:border="none"/>
    </style:style>
    <style:style style:name="P35" style:family="paragraph" style:parent-style-name="Standard">
      <style:text-properties style:font-name="Noto Sans Light1" fo:font-size="7pt" style:font-size-asian="7pt" style:font-size-complex="7pt" loext:padding="0in" loext:border="none"/>
    </style:style>
    <style:style style:name="P36" style:family="paragraph" style:parent-style-name="Standard">
      <style:text-properties fo:color="#2f5361" loext:opacity="100%" style:font-name="Noto Sans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text-properties fo:color="#2f5361" loext:opacity="100%" style:font-name="Noto Sans Light" fo:font-size="7pt" fo:font-weight="bold" officeooo:paragraph-rsid="00159580" style:font-size-asian="7pt" style:font-weight-asian="bold" style:font-size-complex="7pt" style:font-weight-complex="bold"/>
    </style:style>
    <style:style style:name="P38" style:family="paragraph" style:parent-style-name="Standard">
      <style:text-properties fo:color="#2f5361" loext:opacity="100%" style:font-name="Noto Sans Light" fo:font-size="7pt" fo:font-weight="bold" officeooo:paragraph-rsid="0016b8cd" style:font-size-asian="7pt" style:font-weight-asian="bold" style:font-size-complex="7pt" style:font-weight-complex="bold"/>
    </style:style>
    <style:style style:name="P39" style:family="paragraph" style:parent-style-name="Standard">
      <style:text-properties fo:color="#2f5361" loext:opacity="100%" style:font-name="Noto Sans Light" fo:font-size="7pt" fo:font-weight="bold" officeooo:paragraph-rsid="0018a38e" style:font-size-asian="7pt" style:font-weight-asian="bold" style:font-size-complex="7pt" style:font-weight-complex="bold"/>
    </style:style>
    <style:style style:name="P40" style:family="paragraph" style:parent-style-name="Standard">
      <style:text-properties fo:color="#2f5361" loext:opacity="100%" style:font-name="Noto Sans Light" fo:font-size="7pt" fo:font-weight="bold" officeooo:paragraph-rsid="00235ad3" style:font-size-asian="7pt" style:font-weight-asian="bold" style:font-size-complex="7pt" style:font-weight-complex="bold"/>
    </style:style>
    <style:style style:name="P41" style:family="paragraph" style:parent-style-name="Standard">
      <style:text-properties fo:color="#2f5361" loext:opacity="100%" style:font-name="Noto Sans Light" fo:font-size="7pt" fo:font-weight="bold" officeooo:paragraph-rsid="00289b26" style:font-size-asian="7pt" style:font-weight-asian="bold" style:font-size-complex="7pt" style:font-weight-complex="bold"/>
    </style:style>
    <style:style style:name="P42" style:family="paragraph" style:parent-style-name="Standard">
      <style:text-properties fo:color="#2f5361" loext:opacity="100%" style:font-name="Noto Sans Light" fo:font-size="7pt" fo:font-weight="bold" officeooo:paragraph-rsid="0034c31a" style:font-size-asian="7pt" style:font-weight-asian="bold" style:font-size-complex="7pt" style:font-weight-complex="bold"/>
    </style:style>
    <style:style style:name="P43" style:family="paragraph" style:parent-style-name="Standard">
      <style:text-properties fo:color="#2f5361" loext:opacity="100%" style:font-name="Noto Sans Light" fo:font-size="7pt" fo:font-weight="bold" officeooo:paragraph-rsid="00703970" style:font-size-asian="7pt" style:font-weight-asian="bold" style:font-size-complex="7pt" style:font-weight-complex="bold"/>
    </style:style>
    <style:style style:name="P44" style:family="paragraph" style:parent-style-name="Standard">
      <style:text-properties fo:color="#2f5361" loext:opacity="100%" style:font-name="Noto Sans Light" fo:font-size="7pt" fo:font-weight="bold" officeooo:paragraph-rsid="007ffb71" style:font-size-asian="7pt" style:font-weight-asian="bold" style:font-size-complex="7pt" style:font-weight-complex="bold"/>
    </style:style>
    <style:style style:name="P45" style:family="paragraph" style:parent-style-name="Standard">
      <style:text-properties fo:color="#2f5361" loext:opacity="100%" style:font-name="Noto Sans Light" fo:font-size="7pt" fo:font-weight="bold" officeooo:paragraph-rsid="00855365" style:font-size-asian="7pt" style:font-weight-asian="bold" style:font-size-complex="7pt" style:font-weight-complex="bold"/>
    </style:style>
    <style:style style:name="P46" style:family="paragraph" style:parent-style-name="Standard">
      <style:text-properties fo:color="#2f5361" loext:opacity="100%" style:font-name="Noto Sans Light" fo:font-size="7pt" fo:font-weight="bold" officeooo:paragraph-rsid="0086e2e8" style:font-size-asian="7pt" style:font-weight-asian="bold" style:font-size-complex="7pt" style:font-weight-complex="bold"/>
    </style:style>
    <style:style style:name="P47" style:family="paragraph" style:parent-style-name="Standard">
      <style:text-properties fo:color="#2f5361" loext:opacity="100%" style:font-name="Noto Sans Light" fo:font-size="7pt" fo:font-weight="bold" officeooo:paragraph-rsid="004036f1" style:font-size-asian="7pt" style:font-weight-asian="bold" style:font-size-complex="7pt" style:font-weight-complex="bold"/>
    </style:style>
    <style:style style:name="P48" style:family="paragraph" style:parent-style-name="Standard">
      <style:text-properties fo:color="#2f5361" loext:opacity="100%" style:font-name="Noto Sans Light" fo:font-size="7pt" officeooo:paragraph-rsid="004036f1" style:font-size-asian="7pt" style:font-size-complex="7pt"/>
    </style:style>
    <style:style style:name="P49" style:family="paragraph" style:parent-style-name="Standard">
      <style:text-properties style:font-name="Noto Sans Light" fo:font-size="7pt" style:font-size-asian="7pt" style:font-size-complex="7pt"/>
    </style:style>
    <style:style style:name="P50" style:family="paragraph" style:parent-style-name="Standard">
      <style:text-properties style:font-name="Noto Sans Light" fo:font-size="7pt" officeooo:paragraph-rsid="00159580" style:font-size-asian="7pt" style:font-size-complex="7pt"/>
    </style:style>
    <style:style style:name="P51" style:family="paragraph" style:parent-style-name="Standard">
      <style:text-properties style:font-name="Noto Sans Light" fo:font-size="7pt" officeooo:paragraph-rsid="004c4451" style:font-size-asian="7pt" style:font-size-complex="7pt"/>
    </style:style>
    <style:style style:name="P52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53" style:family="paragraph" style:parent-style-name="Standard">
      <style:text-properties style:font-name="Noto Sans Light" fo:font-size="7pt" officeooo:paragraph-rsid="0089f2a6" style:font-size-asian="7pt" style:font-size-complex="7pt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font-size="12pt"/>
    </style:style>
    <style:style style:name="P56" style:family="paragraph">
      <loext:graphic-properties draw:fill="none" draw:fill-color="#ffffff"/>
      <style:paragraph-properties fo:text-align="center"/>
    </style:style>
    <style:style style:name="P57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59" style:family="paragraph">
      <loext:graphic-properties draw:fill-color="#73ba25"/>
    </style:style>
    <style:style style:name="T1" style:family="text">
      <style:text-properties fo:color="#2f5361" loext:opacity="100%" fo:font-weight="bold" style:font-weight-asian="bold" style:font-weight-complex="bold"/>
    </style:style>
    <style:style style:name="T2" style:family="text">
      <style:text-properties fo:color="#2f5361" loext:opacity="100%" fo:font-weight="bold" officeooo:rsid="0087b226" style:font-weight-asian="bold" style:font-weight-complex="bold"/>
    </style:style>
    <style:style style:name="T3" style:family="text">
      <style:text-properties fo:color="#2f5361" loext:opacity="100%" fo:font-weight="bold" officeooo:rsid="0075b371" style:font-weight-asian="bold" style:font-weight-complex="bold"/>
    </style:style>
    <style:style style:name="T4" style:family="text">
      <style:text-properties fo:color="#2f5361" loext:opacity="100%" style:font-name="Noto Sans Light1" fo:font-weight="bold" style:font-weight-asian="bold" style:font-weight-complex="bold" loext:padding="0in" loext:border="none"/>
    </style:style>
    <style:style style:name="T5" style:family="text">
      <style:text-properties fo:color="#2f5361" loext:opacity="100%" style:font-name="Noto Sans Light1" fo:font-weight="bold" officeooo:rsid="0075b371" style:font-weight-asian="bold" style:font-weight-complex="bold" loext:padding="0in" loext:border="none"/>
    </style:style>
    <style:style style:name="T6" style:family="text">
      <style:text-properties fo:color="#2f5361" loext:opacity="100%" style:font-name="Noto Sans Light1" fo:font-weight="bold" officeooo:rsid="0087b226" style:font-weight-asian="bold" style:font-weight-complex="bold" loext:padding="0in" loext:border="none"/>
    </style:style>
    <style:style style:name="T7" style:family="text">
      <style:text-properties fo:color="#2f5361" loext:opacity="100%" style:font-name="Noto Sans Light1" fo:font-weight="bold" officeooo:rsid="009e8252" style:font-weight-asian="bold" style:font-weight-complex="bold" loext:padding="0in" loext:border="none"/>
    </style:style>
    <style:style style:name="T8" style:family="text">
      <style:text-properties officeooo:rsid="000a67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b226" style:font-weight-asian="bold" style:font-weight-complex="bold"/>
    </style:style>
    <style:style style:name="T11" style:family="text">
      <style:text-properties style:font-name="Noto Sans Light1" loext:padding="0in" loext:border="none"/>
    </style:style>
    <style:style style:name="T12" style:family="text">
      <style:text-properties style:font-name="Noto Sans Light1" fo:font-weight="bold" style:font-weight-asian="bold" style:font-weight-complex="bold" loext:padding="0in" loext:border="none"/>
    </style:style>
    <style:style style:name="T13" style:family="text">
      <style:text-properties style:font-name="Noto Sans Light1" officeooo:rsid="0078db52" loext:padding="0in" loext:border="none"/>
    </style:style>
    <style:style style:name="T14" style:family="text">
      <style:text-properties style:font-name="Noto Sans Light1" officeooo:rsid="00884152" loext:padding="0in" loext:border="none"/>
    </style:style>
    <style:style style:name="T15" style:family="text">
      <style:text-properties style:font-name="Noto Sans Light1" officeooo:rsid="0089f2a6" loext:padding="0in" loext:border="none"/>
    </style:style>
    <style:style style:name="T16" style:family="text">
      <style:text-properties style:font-name="Noto Sans Light1" officeooo:rsid="008c9ebf" loext:padding="0in" loext:border="none"/>
    </style:style>
    <style:style style:name="T17" style:family="text">
      <style:text-properties style:font-name="Noto Sans Light1" officeooo:rsid="008d5e1c" loext:padding="0in" loext:border="none"/>
    </style:style>
    <style:style style:name="T18" style:family="text">
      <style:text-properties officeooo:rsid="0035b1b0"/>
    </style:style>
    <style:style style:name="T19" style:family="text">
      <style:text-properties officeooo:rsid="00467921"/>
    </style:style>
    <style:style style:name="T20" style:family="text">
      <style:text-properties officeooo:rsid="007b9e30"/>
    </style:style>
    <style:style style:name="T21" style:family="text">
      <style:text-properties officeooo:rsid="00808a36"/>
    </style:style>
    <style:style style:name="T22" style:family="text">
      <style:text-properties officeooo:rsid="00847df9"/>
    </style:style>
    <style:style style:name="T23" style:family="text">
      <style:text-properties officeooo:rsid="0086e2e8"/>
    </style:style>
    <style:style style:name="T24" style:family="text">
      <style:text-properties officeooo:rsid="0087b226"/>
    </style:style>
    <style:style style:name="T25" style:family="text">
      <style:text-properties officeooo:rsid="0089f2a6"/>
    </style:style>
    <style:style style:name="T26" style:family="text">
      <style:text-properties officeooo:rsid="008db345"/>
    </style:style>
    <style:style style:name="T27" style:family="text">
      <style:text-properties officeooo:rsid="008dca80"/>
    </style:style>
    <style:style style:name="T28" style:family="text">
      <style:text-properties officeooo:rsid="0091ea2f"/>
    </style:style>
    <style:style style:name="T29" style:family="text">
      <style:text-properties officeooo:rsid="009c8229"/>
    </style:style>
    <style:style style:name="T30" style:family="text">
      <style:text-properties officeooo:rsid="00a19c46"/>
    </style:style>
    <style:style style:name="T31" style:family="text">
      <style:text-properties officeooo:rsid="00a6be71"/>
    </style:style>
    <style:style style:name="T32" style:family="text">
      <style:text-properties officeooo:rsid="00a84153"/>
    </style:style>
    <style:style style:name="T33" style:family="text">
      <style:text-properties officeooo:rsid="00a9de0a"/>
    </style:style>
    <style:style style:name="T34" style:family="text">
      <style:text-properties officeooo:rsid="00aa4d05"/>
    </style:style>
    <style:style style:name="T35" style:family="text">
      <style:text-properties officeooo:rsid="00ab2d05"/>
    </style:style>
    <style:style style:name="T36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37" style:family="text">
      <style:text-properties fo:color="#2f5361" loext:opacity="100%" style:font-name="Source Sans Pro" fo:font-weight="bold" style:font-weight-asian="bold" style:font-weight-complex="bold"/>
    </style:style>
    <style:style style:name="T38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1. <text:span text:style-name="T11">What is the openSUSE project's main goal?</text:span></text:p>
      <text:p text:style-name="P2">a) Develop mobile applications</text:p>
      <text:p text:style-name="P2">b) Promote open-source software</text:p>
      <text:p text:style-name="P2">c) Produce video games</text:p>
      <text:p text:style-name="P2">d) Research artificial intelligence</text:p>
      <text:p text:style-name="P49"/>
      <text:p text:style-name="P37">2. <text:span text:style-name="T11">Which chameleon is the openSUSE project's mascot?</text:span></text:p>
      <text:p text:style-name="P2">a) Jackson</text:p>
      <text:p text:style-name="P2">b) Pascal</text:p>
      <text:p text:style-name="P50">c) <text:span text:style-name="T11">Geeko</text:span></text:p>
      <text:p text:style-name="P2">d) Squirtle</text:p>
      <text:p text:style-name="P49"/>
      <text:p text:style-name="P38">3. <text:span text:style-name="T11">What is the name of openSUSE's rolling release distribution?</text:span></text:p>
      <text:p text:style-name="P3">a) openSUSE Tumbleweed</text:p>
      <text:p text:style-name="P3">b) openSUSE Leap</text:p>
      <text:p text:style-name="P3">c) openSUSE Chameleon</text:p>
      <text:p text:style-name="P3">d) openSUSE Slinky</text:p>
      <text:p text:style-name="P49"/>
      <text:p text:style-name="P39">4. <text:span text:style-name="T11">Which openSUSE distribution is designed for stability and reliability, with a fixed release cycle?</text:span></text:p>
      <text:p text:style-name="P4">a) openSUSE Rolling</text:p>
      <text:p text:style-name="P5">b) openSUSE Tumbleweed</text:p>
      <text:p text:style-name="P6">c) openSUSE Leap</text:p>
      <text:p text:style-name="P7">d) openSUSE Breezy</text:p>
      <text:p text:style-name="P49"/>
      <text:p text:style-name="P40">5. <text:span text:style-name="T11">What package manager is commonly used in openSUSE?</text:span></text:p>
      <text:p text:style-name="P8">a) Yum</text:p>
      <text:p text:style-name="P9">b) DNF</text:p>
      <text:p text:style-name="P10">c) Zypper</text:p>
      <text:p text:style-name="P11">d) Apt</text:p>
      <text:p text:style-name="P49"/>
      <text:p text:style-name="P41">6. <text:span text:style-name="T11">Which desktop environment is the default for openSUSE Leap </text:span><text:span text:style-name="T14">15</text:span><text:span text:style-name="T11">?</text:span></text:p>
      <text:p text:style-name="P12">a) GNOME</text:p>
      <text:p text:style-name="P13">b) KDE Plasma</text:p>
      <text:p text:style-name="P14">c) Xfce </text:p>
      <text:p text:style-name="P14">d) <text:span text:style-name="T30">There is no default. </text:span><text:span text:style-name="T31">We leave choice to the user.</text:span></text:p>
      <text:p text:style-name="P49"/>
      <text:p text:style-name="P42">7. <text:span text:style-name="T11">What is the name of the openSUSE build system?</text:span></text:p>
      <text:p text:style-name="P15">a) OBS (Open Build Service)</text:p>
      <text:p text:style-name="P49">b) <text:span text:style-name="T18">Weblate</text:span></text:p>
      <text:p text:style-name="P49">c) <text:span text:style-name="T18">Koji</text:span></text:p>
      <text:p text:style-name="P49">d) <text:span text:style-name="T18">Autobuilder</text:span></text:p>
      <text:p text:style-name="P49"/>
      <text:p text:style-name="P46">8. <text:span text:style-name="T11">What is the name of the world's smallest chameleon, which is native to Madagascar and typically measures around 1.1 to 1.3 inches (about 28-33 millimeters) in length?</text:span></text:p>
      <text:p text:style-name="P33">a) Giant Chameleon</text:p>
      <text:p text:style-name="P33">b) Brookesia <text:span text:style-name="T35">nana</text:span></text:p>
      <text:p text:style-name="P33">c) Dwarf Chameleon</text:p>
      <text:p text:style-name="P33"><draw:frame text:anchor-type="paragraph" draw:z-index="8" draw:name="Text Frame 3" draw:style-name="gr1" draw:text-style-name="P56" svg:width="5.2768in" svg:height="0.3335in" svg:x="-0.6063in" svg:y="0.5264in"><draw:text-box><text:p text:style-name="P54"><text:span text:style-name="T36">Quiz has two sides. Add your name to the paper to be part of our lottery for openSUSE cool stuff.</text:span></text:p><text:p text:style-name="P54"><text:span text:style-name="T36">Please make sure to be here in person when we call out winners.</text:span></text:p></draw:text-box></draw:frame>d) Mini Chameleon</text:p>
      <text:p text:style-name="P52"><text:soft-page-break/><text:span text:style-name="T2">9</text:span><text:span text:style-name="T1">. </text:span><text:span text:style-name="T3">Which</text:span><text:span text:style-name="T4"> openSUSE distribution</text:span><text:span text:style-name="T5">s </text:span><text:span text:style-name="T7">benefiting from transactional-update</text:span><text:span text:style-name="T4"> aim to provide a modern, minimal base fo</text:span><text:span text:style-name="T6">r running </text:span><text:span text:style-name="T4">containers and </text:span><text:span text:style-name="T6">appliances</text:span><text:span text:style-name="T4">?</text:span></text:p>
      <text:p text:style-name="P34">a) MicroO<text:span text:style-name="T20">S and openSUSE Leap Micro</text:span></text:p>
      <text:p text:style-name="P53">b) <text:span text:style-name="T25">openSUSE Leap and Tumbleweed</text:span></text:p>
      <text:p text:style-name="P53">c) <text:span text:style-name="T11">openSUSE Nano </text:span><text:span text:style-name="T13">and E</text:span><text:span text:style-name="T15">d</text:span></text:p>
      <text:p text:style-name="P53"><text:span text:style-name="T15">d) openSUSE </text:span><text:span text:style-name="T16">Core </text:span><text:span text:style-name="T17">and Atomic</text:span></text:p>
      <text:p text:style-name="P47"/>
      <text:p text:style-name="P48"><text:span text:style-name="T10">10</text:span><text:span text:style-name="T9">. </text:span><text:span text:style-name="T12">How can you make changes to a root partition on a transactional-update based system?</text:span></text:p>
      <text:p text:style-name="P16">a) Use <text:span text:style-name="T33">t</text:span>ransactional-update <text:span text:style-name="T33">command and</text:span> reboot <text:span text:style-name="T33">into a new snapshot</text:span></text:p>
      <text:p text:style-name="P17">b) <text:span text:style-name="T32">By using</text:span> sudo-sudo to gain <text:span text:style-name="T32">giga</text:span> privileges</text:p>
      <text:p text:style-name="P18">c) By using <text:span text:style-name="T29">S</text:span>alt or <text:span text:style-name="T29">A</text:span>nsible</text:p>
      <text:p text:style-name="P19">d) You have to edit files under <text:span text:style-name="T19">a</text:span> user netrunner <text:span text:style-name="T28">and cross fingers</text:span></text:p>
      <text:p text:style-name="P49"/>
      <text:p text:style-name="P51"><text:span text:style-name="T1">1</text:span><text:span text:style-name="T2">1</text:span><text:span text:style-name="T1">. </text:span><text:span text:style-name="T4">What is the default file system used in openSUSE?</text:span></text:p>
      <text:p text:style-name="P20">a) NTFS</text:p>
      <text:p text:style-name="P21">b) FAT32</text:p>
      <text:p text:style-name="P22">c) Btrfs</text:p>
      <text:p text:style-name="P23">d) ZFS</text:p>
      <text:p text:style-name="P49"/>
      <text:p text:style-name="P43">1<text:span text:style-name="T24">2</text:span>. <text:span text:style-name="T11">In openSUSE, what is "YaST"?</text:span></text:p>
      <text:p text:style-name="P24">a) A chameleon species native to Africa</text:p>
      <text:p text:style-name="P25">b) <text:span text:style-name="T33">A free software for configuration </text:span><text:span text:style-name="T34">of</text:span><text:span text:style-name="T33"> operating system</text:span></text:p>
      <text:p text:style-name="P26">c) The default web browser</text:p>
      <text:p text:style-name="P27">d) A programming language</text:p>
      <text:p text:style-name="P35"/>
      <text:p text:style-name="P49"/>
      <text:p text:style-name="P44">1<text:span text:style-name="T23">3</text:span>. <text:span text:style-name="T11">What is the primary goal of the openSUSE Aeon distribution?</text:span></text:p>
      <text:p text:style-name="P49">a) <text:span text:style-name="T21">A moder</text:span><text:span text:style-name="T26">n </text:span><text:span text:style-name="T27">transactional-</text:span><text:span text:style-name="T21">desktop system with GNOME</text:span></text:p>
      <text:p text:style-name="P28">b) Scientific research</text:p>
      <text:p text:style-name="P29">c) Containerization</text:p>
      <text:p text:style-name="P30">d) Enterprise use</text:p>
      <text:p text:style-name="P49"/>
      <text:p text:style-name="P36">1<text:span text:style-name="T23">4</text:span>. <text:span text:style-name="T22">What is the go-to place to learn about projects from Rancher and SUSE</text:span></text:p>
      <text:p text:style-name="P49">a) <text:span text:style-name="T22">Rancher Academy</text:span></text:p>
      <text:p text:style-name="P49">b) <text:span text:style-name="T22">Cow College</text:span></text:p>
      <text:p text:style-name="P49">c) <text:span text:style-name="T22">Moo University</text:span></text:p>
      <text:p text:style-name="P49">d) <text:span text:style-name="T22">Cowboy Hat</text:span></text:p>
      <text:p text:style-name="P49"/>
      <text:p text:style-name="P45">1<text:span text:style-name="T23">5</text:span>. <text:span text:style-name="T11">Chameleons are primarily found in which part of the world?</text:span></text:p>
      <text:p text:style-name="P31">a) South America</text:p>
      <text:p text:style-name="P32">b) Africa and Madagascar</text:p>
      <text:p text:style-name="P33"><draw:frame text:anchor-type="paragraph" draw:z-index="9" draw:name="Text Frame 5" draw:style-name="gr1" draw:text-style-name="P55" svg:width="5.8276in" svg:height="0.3335in" svg:x="-0.7854in" svg:y="0.5189in"><draw:text-box><text:p text:style-name="P54"><text:span text:style-name="T36">Quiz has two sides. Add your name to the paper to be part of our lottery for openSUSE cool stuff.</text:span></text:p><text:p text:style-name="P54"><text:span text:style-name="T36">Please make sure to be here in person when we call out winners.</text:span></text:p></draw:text-box></draw:frame>c) Southeast Asia</text:p>
      <text:p text:style-name="P33">d) Austral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7" draw:name="Text Frame 2" draw:style-name="Mgr3" draw:text-style-name="MP4" svg:width="0.9598in" svg:height="0.2831in" svg:x="3.7535in" svg:y="-0.4055in"><draw:text-box><text:p><text:span text:style-name="MT2">QU1Z!</text:span></text:p></draw:text-box></draw:frame><text:span text:style-name="MT3">Your </text:span>Name:<text:span text:style-name="MT3">_____________</text:span><draw:frame draw:style-name="Mfr1" draw:name="Image1" text:anchor-type="char" svg:x="3.1217in" svg:y="-0.6736in" svg:width="0.5591in" svg:height="0.5555in" draw:z-index="3"><draw:image xlink:href="Pictures/100000010000010000000100FA2B71C5.png" xlink:type="simple" xlink:show="embed" xlink:actuate="onLoad" draw:mime-type="image/png"/></draw:frame><text:span text:style-name="MT3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4-03-16T11:09:22.059935209</dc:date>
    <meta:editing-duration>PT5H46M6S</meta:editing-duration>
    <meta:editing-cycles>121</meta:editing-cycles>
    <meta:generator>LibreOffice/24.2.1.2$Linux_X86_64 LibreOffice_project/420$Build-2</meta:generator>
    <meta:print-date>2023-09-28T08:07:05.448508728</meta:print-date>
    <meta:document-statistic meta:table-count="0" meta:image-count="1" meta:object-count="0" meta:page-count="2" meta:paragraph-count="76" meta:word-count="414" meta:character-count="2422" meta:non-whitespace-character-count="2083"/>
  </office:meta>
</office:document-meta>
</file>